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8565b" officeooo:paragraph-rsid="0008565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office:name="__Annotation__0_137305655" loext:resolved="true"><dc:creator>Scott Clarke</dc:creator><dc:date>2019-08-08T14:05:04.535603552</dc:date><loext:sender-initials>SC</loext:sender-initials><text:p text:style-name="P2"><text:span text:style-name="T1">This comment is resolved</text:span></text:p></office:annotation>Resolved Comment<office:annotation-end office:name="__Annotation__0_137305655"/></text:p>
      <text:p text:style-name="P1"><office:annotation office:name="__Annotation__1_137305655" loext:resolved="false"><dc:creator>Scott Clarke</dc:creator><dc:date>2019-08-08T14:05:20.135798972</dc:date><loext:sender-initials>SC</loext:sender-initials><text:p text:style-name="P2"><text:span text:style-name="T1">This comment is not resolved</text:span></text:p></office:annotation>Unresolved Comment<office:annotation-end office:name="__Annotation__1_1373056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Scott Clarke</meta:initial-creator>
    <meta:creation-date>2019-08-08T14:04:42.624476510</meta:creation-date>
    <dc:date>2019-08-08T14:06:22.145596371</dc:date>
    <dc:creator>Scott Clarke</dc:creator>
    <meta:editing-duration>PT1M40S</meta:editing-duration>
    <meta:editing-cycles>1</meta:editing-cycles>
    <meta:document-statistic meta:table-count="0" meta:image-count="0" meta:object-count="0" meta:page-count="1" meta:paragraph-count="2" meta:word-count="4" meta:character-count="34" meta:non-whitespace-character-count="32"/>
    <meta:generator>LibreOfficeDev/6.4.0.0.alpha0$Linux_X86_64 LibreOffice_project/f0a6826aaec310cf6a667f79c7237407376da0cd</meta:generator>
  </office:meta>
</office:document-meta>
</file>